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83c" officeooo:paragraph-rsid="0025a140"/>
    </style:style>
    <style:style style:name="P2" style:family="paragraph" style:parent-style-name="Standard">
      <style:text-properties officeooo:rsid="001f583c" officeooo:paragraph-rsid="001f583c"/>
    </style:style>
    <style:style style:name="P3" style:family="paragraph" style:parent-style-name="Standard">
      <style:text-properties officeooo:rsid="0026da60" officeooo:paragraph-rsid="0025a140"/>
    </style:style>
    <style:style style:name="P4" style:family="paragraph" style:parent-style-name="Standard">
      <style:text-properties officeooo:rsid="0033df44" officeooo:paragraph-rsid="0033df44"/>
    </style:style>
    <style:style style:name="P5" style:family="paragraph" style:parent-style-name="Standard">
      <style:text-properties officeooo:rsid="003b01d1" officeooo:paragraph-rsid="003b01d1"/>
    </style:style>
    <style:style style:name="P6" style:family="paragraph" style:parent-style-name="Standard">
      <style:text-properties officeooo:rsid="003cedc1" officeooo:paragraph-rsid="003cedc1"/>
    </style:style>
    <style:style style:name="P7" style:family="paragraph" style:parent-style-name="Standard">
      <style:text-properties officeooo:rsid="0026da60" officeooo:paragraph-rsid="0044f569"/>
    </style:style>
    <style:style style:name="T1" style:family="text">
      <style:text-properties officeooo:rsid="0022927a"/>
    </style:style>
    <style:style style:name="T2" style:family="text">
      <style:text-properties officeooo:rsid="0030386d"/>
    </style:style>
    <style:style style:name="T3" style:family="text">
      <style:text-properties officeooo:rsid="003b01d1"/>
    </style:style>
    <style:style style:name="T4" style:family="text">
      <style:text-properties officeooo:rsid="003cd3ee"/>
    </style:style>
    <style:style style:name="T5" style:family="text">
      <style:text-properties officeooo:rsid="0042d1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 Лирика</text:p>
      <text:p text:style-name="P5">2 Описание состояния</text:p>
      <text:p text:style-name="P5">3 Описание логики</text:p>
      <text:p text:style-name="P2"/>
      <text:p text:style-name="P6">1 Лирика</text:p>
      <text:p text:style-name="P1">Давным давно, <text:span text:style-name="T1">не помню где, я узнал об одном удивительном эксперименте, начало описания было такое: <text:s/>представьте себе планету, примерно такую как Земля, которая вращается вокруг звезды примерно такой как Солнце. На планете есть жизнь, но не очень разнообразная — всего два вида маргариток — черные и белые. Представили? <text:s text:c="2"/>Какой заход! автор крассавчик, почти Экзюпери. </text:span></text:p>
      <text:p text:style-name="P3">Далее было <text:span text:style-name="T5">следуещее</text:span>: Представьте в начальной точке эксперимента маргаритки есть только в виде семян, а планета настолько холодна, что на экваторе температура на грани выживания. <text:s/>Тем не менее прорастает несколько маргариток черных и белых и они даже начинают цвести. Белая маргаритка, из за своей большой отражательной способности отражает больше света, чем зеленые листики и коричневая земля, в этом месте локально становится холодней, и она замерзает. Вокруг черной маргаритки, наоборот возникает <text:s/><text:span text:style-name="T2">небольшая прогретая </text:span><text:s/>зона, так как она поглощает больше энергии от звезды. Маргаритка начинает чувствовась себя лучше, цвете<text:span text:style-name="T2">т</text:span>, а потом, в прогретую землю бросает свои семена. Из этих семян прорастают <text:s/>еще несколько ченрых маргариток (потому что родитель у них черный), цветение этих маргариток прогревает еще больший участок на котором может расти еще больше маргариток, и они тоже будут черными, потому что здесь оставляют семена только черные маргаритки. Таким образом, <text:s/>потепление вызванное цветением черных маргариток провоцирует еще большее распространение <text:span text:style-name="T2">чергых</text:span> маргариток, которые в свою очеред<text:span text:style-name="T2">ь</text:span> <text:span text:style-name="T2">прогревают больше площади вокруг себя</text:span>, и так по кругу. <text:span text:style-name="T2">Таким образом черные маргаритки захватывают экваториальную облать, но дальше распространяться не могут — там слишком холодно. Однако такое бурное цветение черных маргариток уменьшает отражательную способность всей планеты(альбедо), это повлияет на баланс поглощенной/отраженной энергии в планетарном масштабе, что приводит к повышению эффективной температуры планеты, то есть на всей планете становится теплей. После этого черные маргаритки <text:s/>еще немного расширяют свои территории на юг и на север, что в свою очередь приводит к еще большему глобальному потеплению. Таким образом черные маргаритки пробираются <text:s/>к полюсам а планета разогревается. Но не нужно забывать — на планете стало теплее, и теперь есть все условия для роста и белых маргариток тоже. Более того, по мере прогрева, на экваторе становится все жарче, а черные маргарики еще сильнее утепляют землю вокруг себя, и в этом районе им становится все более некомфортно. Не то, что белым маргириткам, которые отражают больше энергии, и создают вокруг себя приятную прохладную зону, в которой им хорошо расти, и туда же отбрасывать семена. Ну вы понели — белые теснят с экватора черных. Но тут сюрприз — альбедо планеты сново увеличивается из за больших площадей белых маргариток, планета холодеет и <text:s/>в конечном итоге наступает некоторое <text:s/>равновесие.</text:span></text:p>
      <text:p text:style-name="P3"><text:tab/><text:span text:style-name="T3">Далее автор не намерен осталять планету в этом унылом для него, и комфорном для маограриток состоянии. Происходит вот что — Звезда, как у них это обычно бывает, начинает светиться ярче, и на планету попадает больше энергии. Реакция планеты — увеличение площади распространения <text:s/>белых маргариток, увеличение альбедо — и снижение <text:s/>эффективной температуры, переход в новое равновесное состояния. Почти то же самое происходит <text:s/>при снижении светимости звезды, только появляется больше ченых маргариток.</text:span></text:p>
      <text:p text:style-name="P7"><text:tab/><text:span text:style-name="T4">Вывод, который делает автор — биосфера сама себе создает комфортные температурные условия на планете в широких диапазонах светимости звезды. <text:s/>Кому интересно вот ссылка см. Википедия — Маргаритковый мир, там почти тоже самое только другими словами.</text:span></text:p>
      <text:p text:style-name="P3"/>
      <text:p text:style-name="P4">вопросы:</text:p>
      <text:p text:style-name="P4">До каких пор будет продолжаться черное нашествие?</text:p>
      <text:p text:style-name="P4"><text:soft-page-break/>Какие условия характеризуют равновесное состояние 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41:21.385962285</meta:creation-date>
    <dc:date>2017-10-31T20:13:49.468427683</dc:date>
    <meta:editing-duration>PT21H38M18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524" meta:character-count="3744" meta:non-whitespace-character-count="3201"/>
  </office:meta>
</office:document-meta>
</file>